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f99d" officeooo:paragraph-rsid="0005f99d"/>
    </style:style>
    <style:style style:name="P2" style:family="paragraph" style:parent-style-name="Standard">
      <style:paragraph-properties fo:text-align="center" style:justify-single-word="false"/>
      <style:text-properties officeooo:rsid="0005f99d" officeooo:paragraph-rsid="0005f99d"/>
    </style:style>
    <style:style style:name="P3" style:family="paragraph" style:parent-style-name="Standard">
      <style:text-properties fo:font-weight="normal" officeooo:rsid="0005f99d" officeooo:paragraph-rsid="0005f99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UNTI DI COME SCRIVERE SAGGIO BREVE E ARTICOLO.</text:p>
      <text:p text:style-name="P2"/>
      <text:p text:style-name="P2"/>
      <text:p text:style-name="P1"/>
      <text:p text:style-name="P1">Va subito detto se si tratta di un saggio breve o di un articolo di giornale.</text:p>
      <text:p text:style-name="P1"/>
      <text:p text:style-name="P1">Il Saggio breve ha la <text:span text:style-name="T1">tesi</text:span><text:span text:style-name="T2">, che deve essere chiara</text:span><text:span text:style-name="T1">.</text:span></text:p>
      <text:p text:style-name="P3">Nel saggio breve bisogna usare un linguaggio tecnico.</text:p>
      <text:p text:style-name="P1"><text:span text:style-name="T1"/></text:p>
      <text:p text:style-name="P1"><text:span text:style-name="T1"/></text:p>
      <text:p text:style-name="P3">L'articolo di giornale ha la <text:span text:style-name="T1">notizia</text:span>, un occasione o un evento<text:span text:style-name="T1">.</text:span></text:p>
      <text:p text:style-name="P3">Il linguaggio dell'articolo può essere anche informale.</text:p>
      <text:p text:style-name="P1"><text:span text:style-name="T2"/></text:p>
      <text:p text:style-name="P1"><text:span text:style-name="T2">In entrambi i casi si deve scrivere </text:span><text:span text:style-name="T1">il titolo e la destinazione.</text:span></text:p>
      <text:p text:style-name="P3"/>
      <text:p text:style-name="P3"/>
      <text:p text:style-name="P3">La fonte si scrive tutta dentro la parente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33S</meta:editing-duration>
    <meta:editing-cycles>3</meta:editing-cycles>
    <meta:generator>LibreOffice/5.2.1.2$Windows_x86 LibreOffice_project/31dd62db80d4e60af04904455ec9c9219178d620</meta:generator>
    <dc:date>2017-10-18T11:17:06.879000000</dc:date>
    <meta:document-statistic meta:table-count="0" meta:image-count="0" meta:object-count="0" meta:page-count="1" meta:paragraph-count="8" meta:word-count="80" meta:character-count="457" meta:non-whitespace-character-count="385"/>
    <meta:user-defined meta:name="Info 1"/>
    <meta:user-defined meta:name="Info 2"/>
    <meta:user-defined meta:name="Info 3"/>
    <meta:user-defined meta:name="Info 4"/>
  </office:meta>
</office:document-meta>
</file>